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97b278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paragraph-rsid="0017d811" style:font-name-asian="DejaVu Math TeX Gyre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當流浪成了習慣</text:p>
      <text:p text:style-name="P5"/>
      <text:p text:style-name="P3">曾因流浪而難堪而</text:p>
      <text:p text:style-name="P3">在乎別人的眼神</text:p>
      <text:p text:style-name="P3">總想證明自己不是乞丐</text:p>
      <text:p text:style-name="P3">如今 慢慢 習慣成了自然</text:p>
      <text:p text:style-name="P3">不再因爲掌心向上而覺得丟臉</text:p>
      <text:p text:style-name="P3"/>
      <text:p text:style-name="P3">在別人異樣的眼神中</text:p>
      <text:p text:style-name="P3">在無知的嘲笑聲中</text:p>
      <text:p text:style-name="P3">學會了無所謂</text:p>
      <text:p text:style-name="P3">終於也是漸漸明白了</text:p>
      <text:p text:style-name="P3">豬知道自己是豬</text:p>
      <text:p text:style-name="P4">而高智商的人類</text:p>
      <text:p text:style-name="P4">有時卻不知道自己是什麼</text:p>
      <text:p text:style-name="P3"/>
      <text:p text:style-name="P3">這人生</text:p>
      <text:p text:style-name="P3">大破大立</text:p>
      <text:p text:style-name="P3">呵</text:p>
      <text:p text:style-name="P3">就像洪七公</text:p>
      <text:p text:style-name="P3">自信瀟灑而豁達</text:p>
      <text:p text:style-name="P3">有錢買酒換肉</text:p>
      <text:p text:style-name="P3">咖啡幾杯</text:p>
      <text:p text:style-name="P3">沒錢鹹菜野菜</text:p>
      <text:p text:style-name="P3">生米磨牙</text:p>
      <text:p text:style-name="P3"/>
      <text:p text:style-name="P3">如苦行僧</text:p>
      <text:p text:style-name="P3">說着瘋語</text:p>
      <text:p text:style-name="P3">笑看盛世瘋景</text:p>
      <text:p text:style-name="P1"/>
      <text:p text:style-name="P1">一個人</text:p>
      <text:p text:style-name="P1">一個包</text:p>
      <text:p text:style-name="P1">一隻影</text:p>
      <text:p text:style-name="P1">沒有李白的才華</text:p>
      <text:p text:style-name="P1">卻也想學他的狂傲</text:p>
      <text:p text:style-name="P1">天子呼來</text:p>
      <text:p text:style-name="P1">不上朝</text:p>
      <text:p text:style-name="P1"/>
      <text:p text:style-name="P1">一個人的世界</text:p>
      <text:p text:style-name="P1">不如天涯浪跡</text:p>
      <text:p text:style-name="P1">即使孤獨一生</text:p>
      <text:p text:style-name="P1">也要瀟灑浪一回</text:p>
      <text:p text:style-name="P1"/>
      <text:p text:style-name="P1"/>
      <text:p text:style-name="P1"/>
      <text:p text:style-name="P1"/>
      <text:p text:style-name="P1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4-21T19:38:15.265284192</dc:date>
    <meta:editing-duration>PT3H51M31S</meta:editing-duration>
    <meta:editing-cycles>137</meta:editing-cycles>
    <meta:document-statistic meta:table-count="0" meta:image-count="0" meta:object-count="0" meta:page-count="1" meta:paragraph-count="36" meta:word-count="222" meta:character-count="224" meta:non-whitespace-character-count="222"/>
  </office:meta>
</office:document-meta>
</file>